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f3182" officeooo:paragraph-rsid="001f3182" style:font-size-asian="15pt" style:font-size-complex="15pt"/>
    </style:style>
    <style:style style:name="P2" style:family="paragraph" style:parent-style-name="Standard">
      <style:text-properties fo:font-size="15pt" officeooo:rsid="001fc7b1" officeooo:paragraph-rsid="001fc7b1" style:font-size-asian="15pt" style:font-size-complex="15pt"/>
    </style:style>
    <style:style style:name="P3" style:family="paragraph" style:parent-style-name="Standard">
      <style:text-properties fo:font-size="15pt" officeooo:rsid="001f3182" officeooo:paragraph-rsid="0022fe7a" style:font-size-asian="15pt" style:font-size-complex="15pt"/>
    </style:style>
    <style:style style:name="T1" style:family="text">
      <style:text-properties officeooo:rsid="001fc7b1"/>
    </style:style>
    <style:style style:name="T2" style:family="text">
      <style:text-properties officeooo:rsid="0022fe7a"/>
    </style:style>
    <style:style style:name="T3" style:family="text">
      <style:text-properties officeooo:rsid="0024fc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<text:s/>a program in execution</text:p>
      <text:p text:style-name="P1">a) <text:span text:style-name="T2">process</text:span></text:p>
      <text:p text:style-name="P1">b) <text:span text:style-name="T2">job</text:span></text:p>
      <text:p text:style-name="P1">c) <text:span text:style-name="T2">task</text:span></text:p>
      <text:p text:style-name="P1">d) <text:span text:style-name="T2">none of these</text:span></text:p>
      <text:p text:style-name="P1">Answer: <text:span text:style-name="T2">process</text:span></text:p>
      <text:p text:style-name="P1"/>
      <text:p text:style-name="P1">2. <text:s/><text:span text:style-name="T2">Which process state means process is done executed</text:span></text:p>
      <text:p text:style-name="P1">a) <text:span text:style-name="T2">Running</text:span></text:p>
      <text:p text:style-name="P1">b) <text:span text:style-name="T2">Execute</text:span></text:p>
      <text:p text:style-name="P1">c) <text:span text:style-name="T2">Terminate</text:span></text:p>
      <text:p text:style-name="P1">d) <text:span text:style-name="T2">Complete</text:span></text:p>
      <text:p text:style-name="P1">Answer: <text:span text:style-name="T2">Terminate</text:span></text:p>
      <text:p text:style-name="P1"/>
      <text:p text:style-name="P1">3. <text:span text:style-name="T2">Spolling means</text:span></text:p>
      <text:p text:style-name="P1">a) <text:span text:style-name="T2">managing</text:span></text:p>
      <text:p text:style-name="P1">b) <text:span text:style-name="T2">printing</text:span></text:p>
      <text:p text:style-name="P1">c) <text:span text:style-name="T2">storing</text:span></text:p>
      <text:p text:style-name="P1">d) <text:span text:style-name="T2">processing</text:span></text:p>
      <text:p text:style-name="P1">Answer: <text:span text:style-name="T2">printing</text:span></text:p>
      <text:p text:style-name="P1"/>
      <text:p text:style-name="P1">4. <text:span text:style-name="T2">what allows the user to run several application at the same time</text:span></text:p>
      <text:p text:style-name="P1">a) <text:span text:style-name="T2">multitreading</text:span></text:p>
      <text:p text:style-name="P1">b) <text:span text:style-name="T2">multiprocessing</text:span></text:p>
      <text:p text:style-name="P1">c) <text:span text:style-name="T3">multitasking</text:span></text:p>
      <text:p text:style-name="P1">d) <text:span text:style-name="T3">multiprogramming</text:span></text:p>
      <text:p text:style-name="P1">Answer: <text:span text:style-name="T3">multitasking</text:span></text:p>
      <text:p text:style-name="P1"/>
      <text:p text:style-name="P1">5. <text:span text:style-name="T1">A system program that loads the program to main memory</text:span></text:p>
      <text:p text:style-name="P2">a) assembler</text:p>
      <text:p text:style-name="P2">b) linker</text:p>
      <text:p text:style-name="P2">c) loader</text:p>
      <text:p text:style-name="P2">d) compiler</text:p>
      <text:p text:style-name="P2">Answer: loader</text:p>
      <text:p text:style-name="P2"/>
      <text:p text:style-name="P2">6. the principle of locality of reference justifies the use of</text:p>
      <text:p text:style-name="P2">a) reentrable </text:p>
      <text:p text:style-name="P2">b) non reusable</text:p>
      <text:p text:style-name="P2">c) virtual memory</text:p>
      <text:p text:style-name="P2">d) cache</text:p>
      <text:p text:style-name="P2">Answer: cache</text:p>
      <text:p text:style-name="P2"/>
      <text:p text:style-name="P2"><text:soft-page-break/>7. resolution of external memory reference is performed by</text:p>
      <text:p text:style-name="P2">a) linker</text:p>
      <text:p text:style-name="P2">b) loader</text:p>
      <text:p text:style-name="P2">c) compiler</text:p>
      <text:p text:style-name="P2">d) Assembler</text:p>
      <text:p text:style-name="P2">Answer: linker</text:p>
      <text:p text:style-name="P2"/>
      <text:p text:style-name="P2">10. The memory allocation scheme subject to external fragmentation</text:p>
      <text:p text:style-name="P2">a) segmentation</text:p>
      <text:p text:style-name="P2">b) swapping</text:p>
      <text:p text:style-name="P2">c) pure demand paging</text:p>
      <text:p text:style-name="P2">d) none of the above</text:p>
      <text:p text:style-name="P2">Answer: segmentation</text:p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1:09:58.208284246</meta:creation-date>
    <meta:editing-duration>PT1M52S</meta:editing-duration>
    <meta:editing-cycles>3</meta:editing-cycles>
    <meta:generator>LibreOffice/6.0.7.3$Linux_X86_64 LibreOffice_project/00m0$Build-3</meta:generator>
    <dc:date>2019-11-18T11:22:24.155022012</dc:date>
    <meta:document-statistic meta:table-count="0" meta:image-count="0" meta:object-count="0" meta:page-count="2" meta:paragraph-count="48" meta:word-count="159" meta:character-count="934" meta:non-whitespace-character-count="820"/>
  </office:meta>
</office:document-meta>
</file>